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31674" officeooo:paragraph-rsid="00131674"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TeXGyreAdventor" fo:font-size="11pt" fo:font-weight="bold" officeooo:rsid="00112b60" officeooo:paragraph-rsid="00112b60"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TeXGyreAdventor" fo:font-size="11pt" fo:font-weight="bold" officeooo:rsid="001607d5" officeooo:paragraph-rsid="001607d5"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TeXGyreAdventor" fo:font-size="11pt" fo:font-weight="normal" officeooo:rsid="00131674" officeooo:paragraph-rsid="00131674"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1674" style:font-weight-asian="normal" style:font-weight-complex="normal"/>
    </style:style>
    <style:style style:name="T3" style:family="text">
      <style:text-properties fo:font-weight="normal" officeooo:rsid="0016faff" style:font-weight-asian="normal" style:font-weight-complex="normal"/>
    </style:style>
    <style:style style:name="T4" style:family="text">
      <style:text-properties fo:font-weight="normal" officeooo:rsid="001758e8" style:font-weight-asian="normal" style:font-weight-complex="normal"/>
    </style:style>
    <style:style style:name="T5" style:family="text">
      <style:text-properties fo:font-weight="normal" officeooo:rsid="0019e903" style:font-weight-asian="normal" style:font-weight-complex="normal"/>
    </style:style>
    <style:style style:name="T6" style:family="text">
      <style:text-properties officeooo:rsid="001901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trix Cipher</text:p>
      <text:p text:style-name="P4">Team Name: Epidemic</text:p>
      <text:p text:style-name="P4">Team Members: Chris Kalahiki, Colby Austin, Ben Toups, Broy Hudson</text:p>
      <text:p text:style-name="P4"/>
      <text:p text:style-name="P4">Project Description: <text:span text:style-name="T2">We plan on creating an encryption system that swaps characters based on the time that the message was encrypted. Each shift originates from the center and goes outward in the direction that the clock hand would go. The first shift is based on the hours. </text:span></text:p>
      <text:p text:style-name="P4"/>
      <table:table table:name="Table1" table:style-name="Table1">
        <table:table-column table:style-name="Table1.A" table:number-columns-repeated="3"/>
        <table:table-row>
          <table:table-cell table:style-name="Table1.A1" office:value-type="string">
            <text:p text:style-name="P2">100.11</text:p>
          </table:table-cell>
          <table:table-cell table:style-name="Table1.A1" office:value-type="string">
            <text:p text:style-name="P2">12</text:p>
          </table:table-cell>
          <table:table-cell table:style-name="Table1.C1" office:value-type="string">
            <text:p text:style-name="P2">1,2</text:p>
          </table:table-cell>
        </table:table-row>
        <table:table-row>
          <table:table-cell table:style-name="Table1.A2" office:value-type="string">
            <text:p text:style-name="P2">9</text:p>
          </table:table-cell>
          <table:table-cell table:style-name="Table1.A2" office:value-type="string">
            <text:p text:style-name="P1"/>
          </table:table-cell>
          <table:table-cell table:style-name="Table1.C2" office:value-type="string">
            <text:p text:style-name="P2">3</text:p>
          </table:table-cell>
        </table:table-row>
        <table:table-row>
          <table:table-cell table:style-name="Table1.A2" office:value-type="string">
            <text:p text:style-name="P2">7,8</text:p>
          </table:table-cell>
          <table:table-cell table:style-name="Table1.A2" office:value-type="string">
            <text:p text:style-name="P2">6</text:p>
          </table:table-cell>
          <table:table-cell table:style-name="Table1.C2" office:value-type="string">
            <text:p text:style-name="P2">4,5</text:p>
          </table:table-cell>
        </table:table-row>
      </table:table>
      <text:p text:style-name="P4"/>
      <text:p text:style-name="P4"/>
      <table:table table:name="Table2" table:style-name="Table2">
        <table:table-column table:style-name="Table2.A" table:number-columns-repeated="3"/>
        <table:table-row>
          <table:table-cell table:style-name="Table2.A1" office:value-type="string">
            <text:p text:style-name="P2">50 to 55</text:p>
          </table:table-cell>
          <table:table-cell table:style-name="Table2.A1" office:value-type="string">
            <text:p text:style-name="P2">56 to 4</text:p>
          </table:table-cell>
          <table:table-cell table:style-name="Table2.C1" office:value-type="string">
            <text:p text:style-name="P2">5 to 10</text:p>
          </table:table-cell>
        </table:table-row>
        <table:table-row>
          <table:table-cell table:style-name="Table2.A2" office:value-type="string">
            <text:p text:style-name="P2">41 to 49</text:p>
          </table:table-cell>
          <table:table-cell table:style-name="Table2.A2" office:value-type="string">
            <text:p text:style-name="P1"/>
          </table:table-cell>
          <table:table-cell table:style-name="Table2.C2" office:value-type="string">
            <text:p text:style-name="P2">11 to 19</text:p>
          </table:table-cell>
        </table:table-row>
        <table:table-row>
          <table:table-cell table:style-name="Table2.A2" office:value-type="string">
            <text:p text:style-name="P2">35 to 40</text:p>
          </table:table-cell>
          <table:table-cell table:style-name="Table2.A2" office:value-type="string">
            <text:p text:style-name="P2">26 to 34</text:p>
          </table:table-cell>
          <table:table-cell table:style-name="Table2.C2" office:value-type="string">
            <text:p text:style-name="P2">20 to 25</text:p>
          </table:table-cell>
        </table:table-row>
      </table:table>
      <text:p text:style-name="P4"/>
      <text:p text:style-name="P6">We wanted to make a challenge that could be solved in a reasonable amount of time but still be challenging.</text:p>
      <text:p text:style-name="P6"/>
      <text:p text:style-name="P4">BOM: <text:span text:style-name="T5">A single flashdrive.</text:span></text:p>
      <text:p text:style-name="P4"/>
      <text:p text:style-name="P4">Cyber Storm setup and deployment: <text:span text:style-name="T3">give each team the step 1 folder with the corre3dct text file. Once the team has solved the first file, have the team come to us to verify that they are correct, if so give them the second folder and have them repeat it each steps for folder 2 and 3.</text:span></text:p>
      <text:p text:style-name="P4"/>
      <text:p text:style-name="P5">Student Introduction: <text:span text:style-name="T3">We will give the students the first text file, and once the student finishes the first one, they will then receive a second text file. Once they have completed decrypting the second text file, they will receive the third and final text file, which they will have to write a code to solve it, once they have solved it, </text:span><text:span text:style-name="T4">have the team find the script and tell us what play it is from and what number line it is.</text:span></text:p>
      <text:p text:style-name="P5"/>
      <text:p text:style-name="P5">Solution:</text:p>
      <text:p text:style-name="P5"/>
      <text:p text:style-name="P5">Scoring:<text:span text:style-name="T6">0</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TeXGyreAdventor" svg:font-family="TeXGyreAdvento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55:34.535000000</meta:creation-date>
    <dc:date>2019-05-19T16:20:47.257000000</dc:date>
    <meta:editing-duration>PT27M10S</meta:editing-duration>
    <meta:editing-cycles>5</meta:editing-cycles>
    <meta:generator>LibreOffice/6.2.2.2$Windows_X86_64 LibreOffice_project/2b840030fec2aae0fd2658d8d4f9548af4e3518d</meta:generator>
    <meta:document-statistic meta:table-count="2" meta:image-count="0" meta:object-count="0" meta:page-count="1" meta:paragraph-count="26" meta:word-count="257" meta:character-count="1319" meta:non-whitespace-character-count="1087"/>
  </office:meta>
</office:document-meta>
</file>